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2.145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9.382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ee5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7e57c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ef9a9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31"/>
        <table:table-column table:style-name="co8" table:number-columns-repeated="1012" table:default-cell-style-name="ce31"/>
        <table:table-row table:style-name="ro1">
          <table:table-cell table:number-columns-repeated="4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species</text:p>
          </table:table-cell>
          <table:table-cell table:style-name="ce19" office:value-type="string" calcext:value-type="string">
            <text:p>Modelos</text:p>
          </table:table-cell>
          <table:table-cell table:style-name="ce19" office:value-type="string" calcext:value-type="string">
            <text:p>scenario.nam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office:value-type="string" calcext:value-type="string">
            <text:p>simulaciones en HP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1_PnigPsyl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2_PpinPsyl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3_FsylPsyl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0" office:value-type="string" calcext:value-type="string">
            <text:p>Mix8_PsylQpyr</text:p>
          </table:table-cell>
          <table:table-cell table:style-name="ce25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1</text:p>
          </table:table-cell>
          <table:table-cell table:style-name="ce27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21" office:value-type="string" calcext:value-type="string">
            <text:p>Pnigra_stand__CyL__v01</text:p>
          </table:table-cell>
          <table:table-cell table:style-name="ce17" office:value-type="string" calcext:value-type="string">
            <text:p>Pnig_cyl_</text:p>
          </table:table-cell>
          <table:table-cell table:number-columns-repeated="3" table:style-name="ce30" office:value-type="string" calcext:value-type="string">
            <text:p>x</text:p>
          </table:table-cell>
          <table:table-cell table:style-name="ce30" table:number-columns-repeated="2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me</text:p>
          </table:table-cell>
          <table:table-cell table:style-name="ce21" office:value-type="string" calcext:value-type="string">
            <text:p>Ppinaster_m_stand__iberian_peninsula__v01</text:p>
          </table:table-cell>
          <table:table-cell table:style-name="ce17" office:value-type="string" calcext:value-type="string">
            <text:p>Ppin_ip_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me</text:p>
          </table:table-cell>
          <table:table-cell table:style-name="ce21" office:value-type="string" calcext:value-type="string">
            <text:p>Ppinaster_me__sim__v02</text:p>
          </table:table-cell>
          <table:table-cell table:style-name="ce17" office:value-type="string" calcext:value-type="string">
            <text:p>Ppin_sim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_sim__v02</text:p>
          </table:table-cell>
          <table:table-cell table:style-name="ce17" office:value-type="string" calcext:value-type="string">
            <text:p>Psyl_iber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gal__v01</text:p>
          </table:table-cell>
          <table:table-cell table:style-name="ce17" office:value-type="string" calcext:value-type="string">
            <text:p>Psyl_gal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High_Ebro_Basin__v01</text:p>
          </table:table-cell>
          <table:table-cell table:style-name="ce17" office:value-type="string" calcext:value-type="string">
            <text:p>Psyl_ebro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SILVES__mad__v01</text:p>
          </table:table-cell>
          <table:table-cell table:style-name="ce17" office:value-type="string" calcext:value-type="string">
            <text:p>Psyl_md_S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1" office:value-type="string" calcext:value-type="string">
            <text:p>Psylvestris_stand__SILVES__si-sc__v01</text:p>
          </table:table-cell>
          <table:table-cell table:style-name="ce17" office:value-type="string" calcext:value-type="string">
            <text:p>Psyl_sc_S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yr</text:p>
          </table:table-cell>
          <table:table-cell table:style-name="ce21" office:value-type="string" calcext:value-type="string">
            <text:p>Qpyrenaica__cyl__v01</text:p>
          </table:table-cell>
          <table:table-cell table:style-name="ce17" office:value-type="string" calcext:value-type="string">
            <text:p>Qpyr_cyl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style-name="ce27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21" office:value-type="string" calcext:value-type="string">
            <text:p>Qrobur_stand__gal__v01</text:p>
          </table:table-cell>
          <table:table-cell table:style-name="ce17" office:value-type="string" calcext:value-type="string">
            <text:p>Qrob_gal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22" office:value-type="string" calcext:value-type="string">
            <text:p>Pnigra__cat__v01</text:p>
          </table:table-cell>
          <table:table-cell table:style-name="ce17" office:value-type="string" calcext:value-type="string">
            <text:p>Pnig_cat__all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2" office:value-type="string" calcext:value-type="string">
            <text:p>Psylvestris__cat_nat__v01</text:p>
          </table:table-cell>
          <table:table-cell table:style-name="ce17" office:value-type="string" calcext:value-type="string">
            <text:p>Psyl_cat_nat_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22" office:value-type="string" calcext:value-type="string">
            <text:p>Psylvestris__cat_plant__v01</text:p>
          </table:table-cell>
          <table:table-cell table:style-name="ce17" office:value-type="string" calcext:value-type="string">
            <text:p>Psyl_cat_plnt</text:p>
          </table:table-cell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at</text:p>
          </table:table-cell>
          <table:table-cell table:style-name="ce24" office:value-type="string" calcext:value-type="string">
            <text:p>Ppinaster_at_stand__gal_coast__v01</text:p>
          </table:table-cell>
          <table:table-cell table:style-name="ce10" office:value-type="string" calcext:value-type="string">
            <text:p>Ppin_gal_coast</text:p>
          </table:table-cell>
          <table:table-cell table:number-columns-repeated="5" table:style-name="ce30" office:value-type="string" calcext:value-type="string">
            <text:p>x</text:p>
          </table:table-cell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4</text:p>
          </table:table-cell>
          <table:table-cell/>
          <table:table-cell office:value-type="string" calcext:value-type="string">
            <text:p>real005</text:p>
          </table:table-cell>
          <table:table-cell office:value-type="string" calcext:value-type="string">
            <text:p>E1..E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at</text:p>
          </table:table-cell>
          <table:table-cell table:style-name="ce24" office:value-type="string" calcext:value-type="string">
            <text:p>Ppinaster_at_stand__gal_inland__v01</text:p>
          </table:table-cell>
          <table:table-cell table:style-name="ce10" office:value-type="string" calcext:value-type="string">
            <text:p>Ppin_gal_inlnd</text:p>
          </table:table-cell>
          <table:table-cell table:number-columns-repeated="5" table:style-name="ce30" office:value-type="string" calcext:value-type="string">
            <text:p>x</text:p>
          </table:table-cell>
          <table:table-cell table:style-name="ce30" office:value-type="string" calcext:value-type="string">
            <text:p>si</text:p>
          </table:table-cell>
          <table:table-cell office:value-type="string" calcext:value-type="string">
            <text:p>real004</text:p>
          </table:table-cell>
          <table:table-cell/>
          <table:table-cell office:value-type="string" calcext:value-type="string">
            <text:p>real005</text:p>
          </table:table-cell>
          <table:table-cell office:value-type="string" calcext:value-type="string">
            <text:p>E1..E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5" office:value-type="string" calcext:value-type="string">
            <text:p>Mix4_PpinPpinea</text:p>
          </table:table-cell>
          <table:table-cell table:style-name="ce25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25" office:value-type="string" calcext:value-type="string">
            <text:p>Mix7_PhalPpin</text:p>
          </table:table-cell>
          <table:table-cell table:style-name="ce25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Fsyl</text:p>
          </table:table-cell>
          <table:table-cell table:style-name="ce10" office:value-type="string" calcext:value-type="string">
            <text:p>Fsylvatica__xx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Ukraine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_pal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9" office:value-type="string" calcext:value-type="string">
            <text:p>Qpetraea_stand__ip__v01</text:p>
          </table:table-cell>
          <table:table-cell table:style-name="ce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_gal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 table:number-rows-repeated="6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1_Pnig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1_Pnig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2_Ppin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2_Ppin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3_Fsyl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3_FsylPsyl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8_PsylQpyr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8_PsylQpyr</text:p>
          </table:table-cell>
          <table:table-cell table:style-name="ce28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_ca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stand__CyL__v01</text:p>
          </table:table-cell>
          <table:table-cell table:style-name="ce13"/>
          <table:table-cell table:number-columns-repeated="3" table:style-name="ce30" office:value-type="string" calcext:value-type="string">
            <text:p>x</text:p>
          </table:table-cell>
          <table:table-cell table:style-name="ce30" table:number-columns-repeated="2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at</text:p>
          </table:table-cell>
          <table:table-cell table:style-name="ce10" office:value-type="string" calcext:value-type="string">
            <text:p>Ppinaster_at_stand__gal_coas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at</text:p>
          </table:table-cell>
          <table:table-cell table:style-name="ce10" office:value-type="string" calcext:value-type="string">
            <text:p>Ppinaster_at_stand__gal_inland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me</text:p>
          </table:table-cell>
          <table:table-cell table:style-name="ce10" office:value-type="string" calcext:value-type="string">
            <text:p>Ppinaster_m_stand__iberian_peninsula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me</text:p>
          </table:table-cell>
          <table:table-cell table:style-name="ce10" office:value-type="string" calcext:value-type="string">
            <text:p>Ppinaster_me__sim__v02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na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plant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sim__v02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gal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High_Ebro_Basin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mad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si-sc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yr</text:p>
          </table:table-cell>
          <table:table-cell table:style-name="ce10" office:value-type="string" calcext:value-type="string">
            <text:p>Qpyrenaica__cyl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stand__gal__v01</text:p>
          </table:table-cell>
          <table:table-cell table:style-name="ce13"/>
          <table:table-cell table:number-columns-repeated="4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4_PpinPpinea</text:p>
          </table:table-cell>
          <table:table-cell table:style-name="ce28"/>
          <table:table-cell table:number-columns-repeated="10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7_PhalPpin</text:p>
          </table:table-cell>
          <table:table-cell table:style-name="ce28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Fsyl</text:p>
          </table:table-cell>
          <table:table-cell table:style-name="ce10" office:value-type="string" calcext:value-type="string">
            <text:p>Fsylvatica__xx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Ukraine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_pal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stand__ip__v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_gal__v01</text:p>
          </table:table-cell>
          <table:table-cell table:style-name="ce13"/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al" table:style-name="ta1">
        <table:table-column table:style-name="co8" table:default-cell-style-name="ce1"/>
        <table:table-column table:style-name="co10" table:default-cell-style-name="ce2"/>
        <table:table-column table:style-name="co8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8" table:number-columns-repeated="1016" table:default-cell-style-name="ce1"/>
        <table:table-row table:style-name="ro1"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syl</text:p>
          </table:table-cell>
          <table:table-cell table:style-name="ce3" office:value-type="string" calcext:value-type="string">
            <text:p>Fsylvatica__xx__v01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stand__CyL__v0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nigra__c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coas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pinaster_at_stand__gal_inlan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_stand__iberian_peninsula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pinaster_me__sim__v02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4_PpinPpine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ix7_PhalPp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High_Ebro_Basin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SILVES__si-sc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SILVES__ma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Ukraine__v0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Psylvestris__cat_n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_cat_plan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_sim__v02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office:value-type="string" calcext:value-type="string">
            <text:p>Qpetraea_stand__ip__v01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Qpetraea__pal__v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pyr</text:p>
          </table:table-cell>
          <table:table-cell table:style-name="ce3" office:value-type="string" calcext:value-type="string">
            <text:p>Qpyrenaica__cy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Qrobur__gal__v01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2:Hoja1.K21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20:58:49.8632385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17:12.104459670</meta:creation-date>
    <dc:date>2021-07-12T22:07:45.082536652</dc:date>
    <meta:editing-duration>P1DT2H41M10S</meta:editing-duration>
    <meta:editing-cycles>32</meta:editing-cycles>
    <meta:generator>LibreOffice/7.0.6.2$Linux_X86_64 LibreOffice_project/00$Build-2</meta:generator>
    <meta:document-statistic meta:table-count="2" meta:cell-count="621" meta:object-count="0"/>
  </office:meta>
</office:document-meta>
</file>